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fo:font-style="italic" officeooo:paragraph-rsid="0011b50f" style:font-style-asian="italic" style:font-style-complex="italic"/>
    </style:style>
    <style:style style:name="P2" style:family="paragraph" style:parent-style-name="Preformatted_20_Text">
      <style:text-properties style:font-name="Courier new" fo:font-style="italic" officeooo:paragraph-rsid="002c1894" style:font-style-asian="italic" style:font-style-complex="italic"/>
    </style:style>
    <style:style style:name="P3" style:family="paragraph" style:parent-style-name="Preformatted_20_Text">
      <style:text-properties style:font-name="Courier new" fo:font-style="italic" officeooo:paragraph-rsid="0018cd08" style:font-style-asian="italic" style:font-style-complex="italic"/>
    </style:style>
    <style:style style:name="P4" style:family="paragraph" style:parent-style-name="Preformatted_20_Text">
      <style:text-properties style:font-name="Courier new" fo:font-style="italic" officeooo:paragraph-rsid="0037d631" style:font-style-asian="italic" style:font-style-complex="italic"/>
    </style:style>
    <style:style style:name="P5" style:family="paragraph" style:parent-style-name="Preformatted_20_Text">
      <style:text-properties style:font-name="Courier new" fo:font-weight="bold" officeooo:paragraph-rsid="0011b50f" style:font-weight-asian="bold" style:font-weight-complex="bold"/>
    </style:style>
    <style:style style:name="P6" style:family="paragraph" style:parent-style-name="Preformatted_20_Text">
      <style:text-properties style:font-name="Courier new" fo:font-weight="bold" officeooo:rsid="00171a57" officeooo:paragraph-rsid="001c0401" style:font-weight-asian="bold" style:font-weight-complex="bold"/>
    </style:style>
    <style:style style:name="P7" style:family="paragraph" style:parent-style-name="Preformatted_20_Text">
      <style:text-properties style:font-name="Courier new" officeooo:rsid="0015fee2" officeooo:paragraph-rsid="0011b50f"/>
    </style:style>
    <style:style style:name="P8" style:family="paragraph" style:parent-style-name="Preformatted_20_Text">
      <style:text-properties style:font-name="Courier new" officeooo:paragraph-rsid="0011b50f"/>
    </style:style>
    <style:style style:name="P9" style:family="paragraph" style:parent-style-name="Preformatted_20_Text">
      <style:text-properties style:font-name="Courier new" officeooo:paragraph-rsid="00141aee"/>
    </style:style>
    <style:style style:name="P10" style:family="paragraph" style:parent-style-name="Preformatted_20_Text">
      <style:text-properties style:font-name="Courier new" officeooo:paragraph-rsid="00160996"/>
    </style:style>
    <style:style style:name="P11" style:family="paragraph" style:parent-style-name="Preformatted_20_Text">
      <style:text-properties style:font-name="Courier new" officeooo:rsid="0018cd08" officeooo:paragraph-rsid="0018cd08"/>
    </style:style>
    <style:style style:name="P12" style:family="paragraph" style:parent-style-name="Preformatted_20_Text">
      <style:text-properties style:font-name="Courier new" officeooo:rsid="0018cd08" officeooo:paragraph-rsid="001c8825"/>
    </style:style>
    <style:style style:name="P13" style:family="paragraph" style:parent-style-name="Preformatted_20_Text">
      <style:text-properties style:font-name="Courier new" officeooo:paragraph-rsid="001c0401"/>
    </style:style>
    <style:style style:name="P14" style:family="paragraph" style:parent-style-name="Preformatted_20_Text">
      <style:text-properties style:font-name="Courier new" officeooo:paragraph-rsid="002acd3c"/>
    </style:style>
    <style:style style:name="P15" style:family="paragraph" style:parent-style-name="Preformatted_20_Text">
      <style:text-properties style:font-name="Courier new" officeooo:paragraph-rsid="002c1894"/>
    </style:style>
    <style:style style:name="P16"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officeooo:rsid="002fc7d9" officeooo:paragraph-rsid="002fc7d9" style:font-size-asian="16pt" style:font-weight-asian="bold" style:font-size-complex="16pt" style:font-weight-complex="bold"/>
    </style:style>
    <style:style style:name="P17" style:family="paragraph" style:parent-style-name="Preformatted_20_Text">
      <style:text-properties style:font-name="Courier new" officeooo:paragraph-rsid="0037d631"/>
    </style:style>
    <style:style style:name="P18" style:family="paragraph" style:parent-style-name="Preformatted_20_Text">
      <style:text-properties style:font-name="Courier new" fo:font-style="italic" officeooo:paragraph-rsid="00489fee" style:font-style-asian="italic" style:font-style-complex="italic"/>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text-underline-style="solid" style:text-underline-width="auto" style:text-underline-color="font-color" officeooo:rsid="0014e430" style:font-size-asian="12pt" style:font-size-complex="12pt"/>
    </style:style>
    <style:style style:name="T3" style:family="text">
      <style:text-properties fo:font-size="12pt" style:text-underline-style="solid" style:text-underline-width="auto" style:text-underline-color="font-color" officeooo:rsid="00141aee" style:font-size-asian="12pt" style:font-size-complex="12pt"/>
    </style:style>
    <style:style style:name="T4" style:family="text">
      <style:text-properties fo:font-size="12pt" style:text-underline-style="solid" style:text-underline-width="auto" style:text-underline-color="font-color" officeooo:rsid="00160996" style:font-size-asian="12pt" style:font-size-complex="12pt"/>
    </style:style>
    <style:style style:name="T5" style:family="text">
      <style:text-properties fo:font-size="12pt" style:text-underline-style="solid" style:text-underline-width="auto" style:text-underline-color="font-color" officeooo:rsid="001819d8" style:font-size-asian="12pt" style:font-size-complex="12pt"/>
    </style:style>
    <style:style style:name="T6" style:family="text">
      <style:text-properties fo:font-size="12pt" style:text-underline-style="solid" style:text-underline-width="auto" style:text-underline-color="font-color" officeooo:rsid="00189135" style:font-size-asian="12pt" style:font-size-complex="12pt"/>
    </style:style>
    <style:style style:name="T7" style:family="text">
      <style:text-properties fo:font-size="12pt" style:text-underline-style="solid" style:text-underline-width="auto" style:text-underline-color="font-color" officeooo:rsid="001c0401" style:font-size-asian="12pt" style:font-size-complex="12pt"/>
    </style:style>
    <style:style style:name="T8" style:family="text">
      <style:text-properties fo:font-size="12pt" style:text-underline-style="solid" style:text-underline-width="auto" style:text-underline-color="font-color" officeooo:rsid="002acd3c" style:font-size-asian="12pt" style:font-size-complex="12pt"/>
    </style:style>
    <style:style style:name="T9" style:family="text">
      <style:text-properties fo:font-size="12pt" style:text-underline-style="solid" style:text-underline-width="auto" style:text-underline-color="font-color" officeooo:rsid="0037d631" style:font-size-asian="12pt" style:font-size-complex="12pt"/>
    </style:style>
    <style:style style:name="T1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fo:font-weight="normal" officeooo:rsid="00179e8e"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font-weight="bold" officeooo:rsid="0018c8cb" style:font-weight-asian="bold" style:font-weight-complex="bold"/>
    </style:style>
    <style:style style:name="T14" style:family="text">
      <style:text-properties fo:font-weight="bold" officeooo:rsid="00171a57" style:font-weight-asian="bold" style:font-weight-complex="bold"/>
    </style:style>
    <style:style style:name="T15" style:family="text">
      <style:text-properties fo:font-weight="bold" officeooo:rsid="001c0401" style:font-weight-asian="bold" style:font-weight-complex="bold"/>
    </style:style>
    <style:style style:name="T16" style:family="text">
      <style:text-properties fo:font-weight="bold" officeooo:rsid="00262bef" style:font-weight-asian="bold" style:font-weight-complex="bold"/>
    </style:style>
    <style:style style:name="T17" style:family="text">
      <style:text-properties fo:font-weight="bold" officeooo:rsid="00211520" style:font-weight-asian="bold" style:font-weight-complex="bold"/>
    </style:style>
    <style:style style:name="T18" style:family="text">
      <style:text-properties fo:font-weight="bold" officeooo:rsid="001e7f3d" style:font-weight-asian="bold" style:font-weight-complex="bold"/>
    </style:style>
    <style:style style:name="T19" style:family="text">
      <style:text-properties fo:font-weight="bold" officeooo:rsid="001f35ea" style:font-weight-asian="bold" style:font-weight-complex="bold"/>
    </style:style>
    <style:style style:name="T20" style:family="text">
      <style:text-properties fo:font-weight="bold" officeooo:rsid="002fc7d9" style:font-weight-asian="bold" style:font-weight-complex="bold"/>
    </style:style>
    <style:style style:name="T21" style:family="text">
      <style:text-properties fo:font-weight="bold" officeooo:rsid="003008a2" style:font-weight-asian="bold" style:font-weight-complex="bold"/>
    </style:style>
    <style:style style:name="T22" style:family="text">
      <style:text-properties fo:font-weight="bold" officeooo:rsid="00314f93" style:font-weight-asian="bold" style:font-weight-complex="bold"/>
    </style:style>
    <style:style style:name="T23" style:family="text">
      <style:text-properties fo:font-weight="bold" officeooo:rsid="00321923" style:font-weight-asian="bold" style:font-weight-complex="bold"/>
    </style:style>
    <style:style style:name="T24" style:family="text">
      <style:text-properties fo:font-weight="bold" officeooo:rsid="0033e905" style:font-weight-asian="bold" style:font-weight-complex="bold"/>
    </style:style>
    <style:style style:name="T25" style:family="text">
      <style:text-properties fo:font-weight="bold" officeooo:rsid="00351672" style:font-weight-asian="bold" style:font-weight-complex="bold"/>
    </style:style>
    <style:style style:name="T26" style:family="text">
      <style:text-properties fo:font-style="italic" officeooo:rsid="0018cd08" style:font-style-asian="italic" style:font-style-complex="italic"/>
    </style:style>
    <style:style style:name="T27" style:family="text">
      <style:text-properties fo:font-style="italic" style:text-underline-style="solid" style:text-underline-width="auto" style:text-underline-color="font-color" officeooo:rsid="002c8d6f" style:font-style-asian="italic" style:font-style-complex="italic"/>
    </style:style>
    <style:style style:name="T28" style:family="text">
      <style:text-properties fo:font-style="italic" style:text-underline-style="solid" style:text-underline-width="auto" style:text-underline-color="font-color" officeooo:rsid="0018cd08" style:font-style-asian="italic" style:font-style-complex="italic"/>
    </style:style>
    <style:style style:name="T29" style:family="text">
      <style:text-properties fo:font-style="italic" fo:font-weight="bold" officeooo:rsid="002d84ab" style:font-style-asian="italic" style:font-weight-asian="bold" style:font-style-complex="italic"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1c8825"/>
    </style:style>
    <style:style style:name="T32" style:family="text">
      <style:text-properties officeooo:rsid="0036839f"/>
    </style:style>
    <style:style style:name="T33" style:family="text">
      <style:text-properties officeooo:rsid="003775ba"/>
    </style:style>
    <style:style style:name="T34" style:family="text">
      <style:text-properties officeooo:rsid="0039c8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Jefferson Malory</text:p>
      <text:p text:style-name="P8"/>
      <text:p text:style-name="P8"/>
      <text:p text:style-name="P8"><text:span text:style-name="T3">Prénom</text:span><text:span text:style-name="T1"> :</text:span> <text:span text:style-name="T20">Jefferson</text:span></text:p>
      <text:p text:style-name="P8"/>
      <text:p text:style-name="P9"><text:span text:style-name="T3">Nom</text:span><text:span text:style-name="T1"> :</text:span> <text:span text:style-name="T20">Malory</text:span></text:p>
      <text:p text:style-name="P8"/>
      <text:p text:style-name="P13"><text:span text:style-name="T7">Sexe</text:span><text:span text:style-name="T1"> :</text:span> <text:span text:style-name="T15">homme</text:span></text:p>
      <text:p text:style-name="P6"/>
      <text:p text:style-name="P8"><text:span text:style-name="T4">Âge</text:span><text:span text:style-name="T1"> :</text:span> <text:span text:style-name="T21">21</text:span><text:span text:style-name="T14"> ans</text:span></text:p>
      <text:p text:style-name="P5"/>
      <text:p text:style-name="P7"><text:span text:style-name="T10">P</text:span><text:span text:style-name="T11">oids</text:span><text:span text:style-name="T10"> :</text:span><text:span text:style-name="T12"> </text:span><text:span text:style-name="T22">82</text:span><text:span text:style-name="T12"> </text:span><text:span text:style-name="T13">kilogrammes</text:span></text:p>
      <text:p text:style-name="P8"/>
      <text:p text:style-name="P10"><text:span text:style-name="T1">Taille :</text:span> <text:span text:style-name="T22">181.00</text:span><text:span text:style-name="T12"> </text:span><text:span text:style-name="T22">centimè</text:span><text:span text:style-name="T23">t</text:span><text:span text:style-name="T22">res</text:span></text:p>
      <text:p text:style-name="P8"/>
      <text:p text:style-name="P8"><text:span text:style-name="T5">Métier</text:span><text:span text:style-name="T1"> :</text:span> <text:span text:style-name="T24">Agent de Destruction rang 1</text:span></text:p>
      <text:p text:style-name="P8"/>
      <text:p text:style-name="P8"><text:span text:style-name="T1">Description </text:span><text:span text:style-name="T6">physique</text:span><text:span text:style-name="T1"> :</text:span> </text:p>
      <text:p text:style-name="P8"/>
      <text:p text:style-name="P11"><text:span text:style-name="T30">couleur des yeux :</text:span> <text:span text:style-name="T18">marron</text:span></text:p>
      <text:p text:style-name="P11"><text:span text:style-name="T30">couleur des cheveux :</text:span> <text:span text:style-name="T19">brun</text:span></text:p>
      <text:p text:style-name="P11"><text:span text:style-name="T30">couleur de peau :</text:span> <text:span text:style-name="T17">blanc</text:span></text:p>
      <text:p text:style-name="P11"><text:span text:style-name="T30">forme de visage :</text:span> <text:span text:style-name="T16">ovale</text:span></text:p>
      <text:p text:style-name="P12"><text:span text:style-name="T31">forme physique</text:span><text:span text:style-name="T30"> :</text:span> <text:span text:style-name="T25">athlétique</text:span></text:p>
      <text:p text:style-name="P11"/>
      <text:p text:style-name="P3"><text:tab/><text:span text:style-name="T32">Jeff est un jeune homme athlétique toujours correctement vêtu.</text:span></text:p>
      <text:p text:style-name="P1"/>
      <text:p text:style-name="P14"><text:span text:style-name="T2">Description </text:span><text:span text:style-name="T8">morale</text:span><text:span text:style-name="T2"> :</text:span> </text:p>
      <text:p text:style-name="P8"/>
      <text:p text:style-name="P15"><text:span text:style-name="T27">orientation sexuelle</text:span><text:span text:style-name="T28"> :</text:span><text:span text:style-name="T26"> </text:span><text:span text:style-name="T29">hétérosexuelle</text:span></text:p>
      <text:p text:style-name="P2"><text:tab/></text:p>
      <text:p text:style-name="P2"><text:tab/><text:span text:style-name="T33">Jeff à perdu ses parent biologique à l’âge de 12ans dans un accident de voiture. Il a eut la chance d’y survivre</text:span>.</text:p>
      <text:p text:style-name="P2"/>
      <text:p text:style-name="P17"><text:span text:style-name="T9">Background</text:span><text:span text:style-name="T2"> :</text:span> </text:p>
      <text:p text:style-name="P4"><text:tab/></text:p>
      <text:p text:style-name="P18"><text:tab/><text:span text:style-name="T33">Jeff à perdu ses parents biologiques à l’âge de 12 ans dans un accident de voiture. Il a eut la chance d’y survivre</text:span>. <text:span text:style-name="T34">Après 1 an en orphelinat il est repéré par Lona, une agente gradé de l’OPL qui décide de le prendre sous son aile. Sans pour autant l’héberger, Lona lui offre une scolarisation et en parallèle un enseignement au sein de l’Institut de Formation de l’OPL. Ainsi à l’âge de 14 ans, Jefferson trouve une famille d’accueil. Un couple marié avec deux fille dont l’une est muette. Jefferson apprendra la langue des signes pour la comprendre. Il s’attacha rapidement à son nouveau foyer et s’intégra relativement bien malgré un temps d’adaptation.Jefferson montrera de difficultés scolaire, en revanche ses résultats pratiques à l’OPL seront plus que concluant. Voilà pourquoi, malgré sont manque considérable de culture, Jeff parviendra à rejoindre à l’âge de 16 ans l’OPL. Il commencera en t’en qu’Agent de nettoyage pour finalement, à l’âge de 18 ans, passer son grade d’agent de destruction rang 1. Aujourd’hui à 21 ans, il possède sont propre logement, vie avec son chien et est sur le point de passer son grade d’agent de destruction rang 2. </text:span></text:p>
      <text:p text:style-name="P18"/>
      <text:p text:style-name="P18"><text:span text:style-name="T34">Ha oui et, Jefferson n’a encore jamais connu l’amour, un peu trop occupé avec son travail. Lona lui reproche souvent de ne pas plus s’y interres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2T11:11:40.077152555</dc:date>
    <meta:editing-duration>PT28M17S</meta:editing-duration>
    <meta:editing-cycles>54</meta:editing-cycles>
    <meta:generator>LibreOffice/6.0.6.2$Linux_X86_64 LibreOffice_project/00m0$Build-2</meta:generator>
    <meta:document-statistic meta:table-count="0" meta:image-count="0" meta:object-count="0" meta:page-count="1" meta:paragraph-count="23" meta:word-count="318" meta:character-count="1858" meta:non-whitespace-character-count="1552"/>
  </office:meta>
</office:document-meta>
</file>